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 / LABS</text:p>
          </draw:text-box>
        </draw:frame>
        <draw:frame draw:style-name="TransBox" svg:width="31.8700cm" svg:height="5.5000cm" svg:x="1.0000cm" svg:y="2.3000cm">
          <draw:text-box>
            <text:p text:style-name="PTitleMain">Lab: Shared Team Directory</text:p>
          </draw:text-box>
        </draw:frame>
        <draw:frame draw:style-name="TransBox" svg:width="31.8700cm" svg:height="3.5000cm" svg:x="1.0000cm" svg:y="8.8000cm">
          <draw:text-box>
            <text:p text:style-name="PBody">Track: Onramp Estimated time: 20 minutes Topology: Single VM</text:p>
          </draw:text-box>
        </draw:frame>
        <draw:frame draw:style-name="TransBox" svg:width="31.8700cm" svg:height="0.7000cm" svg:x="1.0000cm" svg:y="17.8000cm">
          <draw:text-box>
            <text:p text:style-name="PFooter">02-foundations/labs/shared-team-dir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Users, Groups, Permissions and ACLs</text:p>
            <text:p text:style-name="PBullet">• ACL tools installed: sudo dnf install -y acl</text:p>
            <text:p text:style-name="PBullet">• A fresh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By the end of this lab:</text:p>
            <text:p text:style-name="PBullet">• A shared directory /srv/teamspace exists where:</text:p>
            <text:p text:style-name="PBullet">• Members of group devteam can create and edit files</text:p>
            <text:p text:style-name="PBullet">• User auditor has read-only access via ACL</text:p>
            <text:p text:style-name="PBullet">• New files created inside inherit the group and correct permissions (SGID + default ACL)</text:p>
            <text:p text:style-name="PBullet">• You can demonstrate each access level works correctl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sudo rm -rf /srv/teamspace
sudo userdel -r alice
sudo userdel -r bob
sudo userdel -r auditor
sudo groupdel devteam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getent group devteam shows no members: User not added to group</text:p>
            <text:p text:style-name="PBullet">• New files do not show devteam group: SGID bit not set</text:p>
            <text:p text:style-name="PBullet">• auditor can write: ACL mask too permissive</text:p>
            <text:p text:style-name="PBullet">• setfacl: command not found: acl package missin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Shared project directories in development or CI environments need exactly this</text:p>
            <text:p text:style-name="PBullet">• pattern: a group-writable directory where all team members can collaborate, new</text:p>
            <text:p text:style-name="PBullet">• files inherit the right group (SGID), and read-only audit or monitoring accounts</text:p>
            <text:p text:style-name="PBullet">• can inspect content without write access. Getting this wrong leads to permission</text:p>
            <text:p text:style-name="PBullet">• errors, files owned by the wrong user, and security gap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Shared Team Directory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Users, Groups, Permissions and ACLs</text:p>
            <text:p text:style-name="PBullet">✓  Success criteria: By the end of this lab:</text:p>
            <text:p text:style-name="PBullet">✓  Cleanup</text:p>
            <text:p text:style-name="PBullet">✓  Common failures: Symptom: Likely cause</text:p>
            <text:p text:style-name="PBullet">✓  Why this matters in production: Shared project directories in development or CI environments need exactly thi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